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f629" officeooo:paragraph-rsid="000cf629"/>
    </style:style>
    <style:style style:name="P2" style:family="paragraph" style:parent-style-name="Title">
      <style:text-properties officeooo:rsid="000cf629" officeooo:paragraph-rsid="000cf629"/>
    </style:style>
    <style:style style:name="P3" style:family="paragraph" style:parent-style-name="Text_20_body">
      <style:text-properties style:font-name="Arial" officeooo:rsid="000cf629" officeooo:paragraph-rsid="000cf629"/>
    </style:style>
    <style:style style:name="P4" style:family="paragraph" style:parent-style-name="Text_20_body">
      <style:text-properties style:font-name="Arial" officeooo:rsid="000edcc9" officeooo:paragraph-rsid="000edcc9"/>
    </style:style>
    <style:style style:name="P5" style:family="paragraph" style:parent-style-name="Text_20_body">
      <style:text-properties style:font-name="Arial" officeooo:rsid="000edcc9" officeooo:paragraph-rsid="00131cc4"/>
    </style:style>
    <style:style style:name="P6" style:family="paragraph" style:parent-style-name="Text_20_body">
      <style:text-properties style:font-name="Arial" officeooo:rsid="00125786" officeooo:paragraph-rsid="00125786"/>
    </style:style>
    <style:style style:name="P7" style:family="paragraph" style:parent-style-name="Text_20_body">
      <style:text-properties style:font-name="Arial" officeooo:rsid="00131cc4" officeooo:paragraph-rsid="00131cc4"/>
    </style:style>
    <style:style style:name="P8" style:family="paragraph" style:parent-style-name="Text_20_body">
      <style:text-properties style:font-name="Arial" officeooo:rsid="00142dc1" officeooo:paragraph-rsid="00142dc1"/>
    </style:style>
    <style:style style:name="P9" style:family="paragraph" style:parent-style-name="Heading_20_1">
      <style:text-properties style:font-name="Arial" officeooo:rsid="0000450b" officeooo:paragraph-rsid="000cf629"/>
    </style:style>
    <style:style style:name="P10" style:family="paragraph" style:parent-style-name="Heading_20_2">
      <style:text-properties style:font-name="Arial" officeooo:rsid="000cf629" officeooo:paragraph-rsid="000cf629"/>
    </style:style>
    <style:style style:name="T1" style:family="text">
      <style:text-properties officeooo:rsid="00125786"/>
    </style:style>
    <style:style style:name="T2" style:family="text">
      <style:text-properties officeooo:rsid="00131c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<text:span text:style-name="T2">10</text:span>. <text:s/><text:span text:style-name="T1">Creating and provisioning a <text:s/>microservice architecture</text:span></text:p>
      <text:p text:style-name="P1"/>
      <text:p text:style-name="P1"/>
      <text:h text:style-name="P9" text:outline-level="1">Background: <text:s/></text:h>
      <text:p text:style-name="P6">In this lab, we're going to now create a 'back end' to our front end servers. <text:s/>These instances will run in our ASG<text:span text:style-name="T2">. <text:s/>In this lab, we'll re-organize our directory structure in keeping with the more complex nature of the architecture. </text:span></text:p>
      <text:h text:style-name="P10" text:outline-level="2">Tasks.</text:h>
      <text:p text:style-name="P3">As before, create a new directory lab <text:span text:style-name="T2">10</text:span>, and create three files, resources.tf, main.tf and vars.tf. </text:p>
      <text:p text:style-name="P7">Additionally, create a directory called 'microservices'. </text:p>
      <text:p text:style-name="P7">In this directory you will also create a resources.tf, main.tf and vars.tf file. </text:p>
      <text:p text:style-name="P3">You will create an auto scaling group with a desired capacity of <text:span text:style-name="T2"><text:s/>both the web servers and the back end servers. </text:span></text:p>
      <text:p text:style-name="P4">Use the template files from the previous lab. </text:p>
      <text:p text:style-name="P4"/>
      <text:p text:style-name="P4">Tasks</text:p>
      <text:p text:style-name="P5">1. <text:span text:style-name="T2">restructure the terraform template directory. </text:span></text:p>
      <text:p text:style-name="P5"><text:span text:style-name="T2">2. <text:s/></text:span><text:s/><text:span text:style-name="T2">The top level main.tf file will contain a 'frontend' and a 'backend' <text:s/></text:span></text:p>
      <text:p text:style-name="P7"><text:s text:c="6"/>module definition. <text:s/>The module will be located in the ./microservices directory under</text:p>
      <text:p text:style-name="P7"><text:s text:c="6"/>the root module. </text:p>
      <text:p text:style-name="P8">3. <text:s/>Change into the microservice directory. </text:p>
      <text:p text:style-name="P8">4. <text:s/>Set default values for required variables in the variables.tf file. </text:p>
      <text:p text:style-name="P8">5. <text:s/>implement the aws architecture defined in the templates by running terraform apply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21:52.403412992</meta:creation-date>
    <meta:generator>LibreOffice/6.2.2.2$Linux_X86_64 LibreOffice_project/20$Build-2</meta:generator>
    <dc:date>2019-05-30T14:41:01.935909146</dc:date>
    <meta:editing-duration>PT16M53S</meta:editing-duration>
    <meta:editing-cycles>4</meta:editing-cycles>
    <meta:document-statistic meta:table-count="0" meta:image-count="0" meta:object-count="0" meta:page-count="1" meta:paragraph-count="17" meta:word-count="180" meta:character-count="1160" meta:non-whitespace-character-count="959"/>
  </office:meta>
</office:document-meta>
</file>